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Mono" fo:font-size="20pt" fo:font-weight="bold" officeooo:rsid="00087bbc" officeooo:paragraph-rsid="00087bbc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S INFORMÁTICO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19:46:12.435402665</meta:creation-date>
    <dc:date>2025-09-17T19:47:37.424610998</dc:date>
    <meta:editing-duration>PT1M26S</meta:editing-duration>
    <meta:editing-cycles>1</meta:editing-cycles>
    <meta:generator>LibreOffice/24.2.6.2$Linux_X86_64 LibreOffice_project/420$Build-2</meta:generator>
    <meta:document-statistic meta:table-count="0" meta:image-count="0" meta:object-count="0" meta:page-count="1" meta:paragraph-count="1" meta:word-count="2" meta:character-count="21" meta:non-whitespace-character-count="20"/>
  </office:meta>
</office:document-meta>
</file>